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VariableTableVisitor.visitLocalVariable( String name , String description , String signature , Label start , Label end ,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NameDiscoveringVisitor.isSyntheticOrBridged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riableTableParameterNameDiscoverer.doGetParameterNames( Executable execut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VariableTableVisitor.resolveExecutab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ocalVariableTableVisitor.isWideType( Type 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riableTableVisitor.computeLvtSlotIndices( boolean isStatic , Type [ ] param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calVariableTableParameterNameDiscoverer.getParameterNames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lVariableTableParameterNameDiscoverer.getParameterNames( Constructor &lt; ? &gt; 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NameDiscoveringVisitor.ParameterNameDiscoveringVisitor( Class &lt; ? &gt; clazz , Map &lt; Executable , String [ ] &gt; executabl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VariableTableVisitor.visitEn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eterNameDiscoveringVisitor.isStatic( int a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VariableTableParameterNameDiscoverer.inspectClass( Class &lt; ? &gt; clazz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LocalVariableTableVisitor.LocalVariableTableVisitor( Class &lt; ? &gt; clazz , Map &lt; Executable , String [ ] &gt; map , String name , String desc , boolean isStat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NameDiscoveringVisitor.visitMethod( int access , String name , String desc , String signature , String [ ] exce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